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normal" officeooo:rsid="001b0765" officeooo:paragraph-rsid="001b0765" style:font-weight-asian="normal" style:font-name-complex="Arial" style:font-weight-complex="normal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paragraph-rsid="002177b5" style:font-weight-asian="normal" style:font-name-complex="Arial" style:font-weight-complex="normal"/>
    </style:style>
    <style:style style:name="P7" style:family="paragraph" style:parent-style-name="Standard">
      <style:text-properties style:font-name="Arial" fo:font-weight="normal" officeooo:paragraph-rsid="0021c756" style:font-weight-asian="normal" style:font-name-complex="Arial" style:font-weight-complex="normal"/>
    </style:style>
    <style:style style:name="P8" style:family="paragraph" style:parent-style-name="Standard">
      <style:text-properties style:font-name="Arial" fo:font-weight="normal" officeooo:rsid="0021c756" officeooo:paragraph-rsid="0021c756" style:font-weight-asian="normal" style:font-name-complex="Arial" style:font-weight-complex="normal"/>
    </style:style>
    <style:style style:name="P9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1b0765" style:font-weight-asian="normal" style:font-name-complex="Arial" style:font-weight-complex="normal"/>
    </style:style>
    <style:style style:name="T3" style:family="text">
      <style:text-properties officeooo:rsid="001b8876"/>
    </style:style>
    <style:style style:name="T4" style:family="text">
      <style:text-properties officeooo:rsid="001ca8a4"/>
    </style:style>
    <style:style style:name="T5" style:family="text">
      <style:text-properties officeooo:rsid="001d6dd2"/>
    </style:style>
    <style:style style:name="T6" style:family="text">
      <style:text-properties officeooo:rsid="001e8aed"/>
    </style:style>
    <style:style style:name="T7" style:family="text">
      <style:text-properties officeooo:rsid="0020c5c0"/>
    </style:style>
    <style:style style:name="T8" style:family="text">
      <style:text-properties officeooo:rsid="002177b5"/>
    </style:style>
    <style:style style:name="T9" style:family="text">
      <style:text-properties officeooo:rsid="0021c756"/>
    </style:style>
    <style:style style:name="T10" style:family="text">
      <style:text-properties officeooo:rsid="0022ce50"/>
    </style:style>
    <style:style style:name="T11" style:family="text">
      <style:text-properties officeooo:rsid="002396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ome do Caso de Uso: </text:span><text:span text:style-name="T2">Sensor de luminosidade.</text:span></text:p>
      <text:p text:style-name="P1"/>
      <text:p text:style-name="P1">Descrição: </text:p>
      <text:p text:style-name="P3">Sensor de luminosidade é acionado.</text:p>
      <text:p text:style-name="P1"/>
      <text:p text:style-name="P1">Eventos: </text:p>
      <text:p text:style-name="P2">- <text:span text:style-name="T3">Sensor detecta presença de luz.</text:span></text:p>
      <text:p text:style-name="P2">- <text:span text:style-name="T3">Sensor detecta ausência de luz.</text:span></text:p>
      <text:p text:style-name="P1"/>
      <text:p text:style-name="P1">Atores:</text:p>
      <text:p text:style-name="P2">- <text:span text:style-name="T4">Sensor de luminosidade.</text:span></text:p>
      <text:p text:style-name="P1"/>
      <text:p text:style-name="P1">Pré-Condições:</text:p>
      <text:p text:style-name="P2">- <text:span text:style-name="T5">Sistema BlueHome instalado.</text:span></text:p>
      <text:p text:style-name="P2">- <text:span text:style-name="T5">Sensor de luminosidade em funcionamento.</text:span></text:p>
      <text:p text:style-name="P2"/>
      <text:p text:style-name="P1">Pós-Condições:</text:p>
      <text:p text:style-name="P1">1. Conclusões com sucesso: </text:p>
      <text:p text:style-name="P2">- <text:span text:style-name="T6">Luzes externas acendem na ausência de luz.</text:span></text:p>
      <text:p text:style-name="P2">- <text:span text:style-name="T6">Luzes externas apagam na presença de luz.</text:span></text:p>
      <text:p text:style-name="P2"/>
      <text:p text:style-name="P1">2. Conclusões sem sucesso:</text:p>
      <text:p text:style-name="P2">- <text:span text:style-name="T7">Sensor de luminosidade não detecta variação da luz.</text:span></text:p>
      <text:p text:style-name="P2"/>
      <text:p text:style-name="P1">Fluxo básico:</text:p>
      <text:p text:style-name="P2"/>
      <text:p text:style-name="P2">1. <text:span text:style-name="T8">Sensor detecta variação da luz (A1,B1)</text:span></text:p>
      <text:p text:style-name="P2">2. <text:span text:style-name="T11">Sensor em stand-by.</text:span></text:p>
      <text:p text:style-name="P1"/>
      <text:p text:style-name="P1">Fluxos alternativos:</text:p>
      <text:p text:style-name="P6">A1: em "1. <text:span text:style-name="T8">Sensor detecta variação da luz </text:span>", <text:span text:style-name="T9">se detecta presença de luz:</text:span></text:p>
      <text:p text:style-name="P2">A1.1. <text:span text:style-name="T9">Apaga luzes externas.</text:span></text:p>
      <text:p text:style-name="P2">A1.2. <text:span text:style-name="T9">Notifica usuário.</text:span></text:p>
      <text:p text:style-name="P8">A1.3. Ajusta sensor para detectar ausencia de luz.</text:p>
      <text:p text:style-name="P2"/>
      <text:p text:style-name="P7"><text:span text:style-name="T9">B1</text:span>: em "1. <text:span text:style-name="T8">Sensor detecta variação da luz</text:span>", <text:span text:style-name="T9">se detecta ausência de luz:</text:span></text:p>
      <text:p text:style-name="P7"><text:span text:style-name="T9">B</text:span>1.1. <text:span text:style-name="T9">Acende luzes externas.</text:span></text:p>
      <text:p text:style-name="P7"><text:span text:style-name="T9">B</text:span>1.2. <text:span text:style-name="T9">Notifica usuário.</text:span></text:p>
      <text:p text:style-name="P8">B1.3. Ajusta sensor para detectar <text:span text:style-name="T10">presença</text:span> de luz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meta:generator>LibreOffice/6.0.7.3$Windows_X86_64 LibreOffice_project/dc89aa7a9eabfd848af146d5086077aeed2ae4a5</meta:generator>
    <dc:date>2019-10-02T10:46:25.403000000</dc:date>
    <meta:editing-duration>PT1H2M16S</meta:editing-duration>
    <meta:editing-cycles>12</meta:editing-cycles>
    <meta:document-statistic meta:table-count="0" meta:image-count="0" meta:object-count="0" meta:page-count="1" meta:paragraph-count="29" meta:word-count="149" meta:character-count="928" meta:non-whitespace-character-count="805"/>
  </office:meta>
</office:document-meta>
</file>